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E8CEA1B3365552C3FE.png" manifest:media-type="image/png"/>
  <manifest:file-entry manifest:full-path="Pictures/10000201000004B0000003E80396CDC3CDDAEB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4cm" svg:height="12.675cm" svg:x="0.07cm" svg:y="0.889cm">
          <draw:image xlink:href="Pictures/10000201000004B0000003E80396CDC3CDDAEB5F.png" xlink:type="simple" xlink:show="embed" xlink:actuate="onLoad" loext:mime-type="image/png">
            <text:p/>
          </draw:image>
        </draw:frame>
        <draw:frame draw:style-name="gr2" draw:text-style-name="P2" draw:layer="layout" svg:width="6.096cm" svg:height="1.673cm" svg:x="0.851cm" svg:y="0.082cm">
          <draw:text-box>
            <text:p>Chromosome 10</text:p>
            <text:p><text:span text:style-name="T1">N(modBases) = 3328</text:span></text:p>
          </draw:text-box>
        </draw:frame>
        <draw:frame draw:style-name="gr1" draw:text-style-name="P1" draw:layer="layout" svg:width="15.24cm" svg:height="12.675cm" svg:x="13.254cm" svg:y="0.968cm">
          <draw:image xlink:href="Pictures/10000201000004B0000003E8CEA1B3365552C3FE.png" xlink:type="simple" xlink:show="embed" xlink:actuate="onLoad" loext:mime-type="image/png">
            <text:p/>
          </draw:image>
        </draw:frame>
        <draw:frame draw:style-name="gr2" draw:text-style-name="P2" draw:layer="layout" svg:width="6.096cm" svg:height="1.673cm" svg:x="13.451cm" svg:y="0.081cm">
          <draw:text-box>
            <text:p>Chromosome 11</text:p>
            <text:p><text:span text:style-name="T1">N(modBases) = </text:span><text:span text:style-name="T1">602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095cm" fo:margin-bottom="0.124cm" fo:margin-left="0.119cm" fo:margin-right="0cm" fo:page-width="27.9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6T09:18:56.762027356</meta:creation-date>
    <dc:date>2021-05-06T09:42:33.130695801</dc:date>
    <meta:editing-duration>PT23M41S</meta:editing-duration>
    <meta:editing-cycles>2</meta:editing-cycles>
    <meta:generator>LibreOffice/6.1.5.2$Linux_X86_64 LibreOffice_project/10$Build-2</meta:generator>
    <meta:document-statistic meta:object-count="4"/>
  </office:meta>
</office:document-meta>
</file>